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_20_center">
      <style:text-properties fo:font-weight="bold" style:font-weight-asian="bold" style:font-weight-complex="bold"/>
    </style:style>
    <style:style style:name="P2" style:family="paragraph" style:parent-style-name="Table_20_Contents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718" style:font-weight-asian="bold" style:font-weight-complex="bold"/>
    </style:style>
    <style:style style:name="T3" style:family="text">
      <style:text-properties fo:font-weight="bold" officeooo:rsid="0008ce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in" style:contextual-spacing="false" style:writing-mode="page"/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in" fo:margin-bottom="0in" style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in" style:contextual-spacing="false" text:number-lines="false" text:line-number="0"/>
      <style:text-properties fo:font-size="9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center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88718" style:font-weight-asian="bold" style:font-weight-complex="bold"/>
    </style:style>
    <style:style style:name="MT3" style:family="text">
      <style:text-properties fo:font-weight="bold" officeooo:rsid="0008ce8c" style:font-weight-asian="bold" style:font-weight-complex="bold"/>
    </style:style>
    <style:style style:name="MT4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left="0in" fo:margin-right="0in" fo:margin-bottom="0.0598in" fo:background-color="transparent" style:dynamic-spacing="false" draw:fill="non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Header_20_center"><text:span text:style-name="MT1">Maladie et chirurgie des yeux<text:line-break/></text:span><text:span text:style-name="MT2">5 Rte du vélodrome<text:line-break/>Baie</text:span><text:span text:style-name="MT3"> </text:span><text:span text:style-name="MT2">de l'orphelinat</text:span><text:line-break/>98800 NOUMÉA</text:p>
        <text:p text:style-name="Header_20_center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08T22:52:23</meta:creation-date>
    <dc:date>2021-12-16T07:33:06.877803431</dc:date>
    <meta:editing-duration>PT11H56M21S</meta:editing-duration>
    <meta:editing-cycles>21</meta:editing-cycles>
    <meta:generator>LibreOffice/7.0.4.2$Linux_X86_64 LibreOffice_project/00$Build-2</meta:generator>
    <meta:document-statistic meta:table-count="0" meta:image-count="0" meta:object-count="0" meta:page-count="1" meta:paragraph-count="4" meta:word-count="50" meta:character-count="328" meta:non-whitespace-character-count="283"/>
  </office:meta>
</office:document-meta>
</file>